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902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-data" table:style-name="ta1">
        <table:shapes>
          <draw:frame draw:z-index="0" draw:style-name="gr1" draw:text-style-name="P2" svg:width="6.3012in" svg:height="3.5449in" svg:x="4.8614in" svg:y="1.9138in">
            <draw:object draw:notify-on-update-of-ranges="'plot-data'.A2:'plot-data'.A47 'plot-data'.B2:'plot-data'.B47" xlink:href="./Object 1" xlink:type="simple" xlink:show="embed" xlink:actuate="onLoad">
              <loext:p text:style-name="P1">w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Erreur au carré</text:p>
          </table:table-cell>
        </table:table-row>
        <table:table-row table:style-name="ro1">
          <table:table-cell office:value-type="float" office:value="20.6134969325153" calcext:value-type="float">
            <text:p>20.6134969325153</text:p>
          </table:table-cell>
          <table:table-cell office:value-type="float" office:value="2.52573529411765" calcext:value-type="float">
            <text:p>2.52573529411765</text:p>
          </table:table-cell>
          <table:table-cell table:formula="of:=48.2275*[.A2]^-0.935666" office:value-type="float" office:value="2.842416466707" calcext:value-type="float">
            <text:p>2.842416466707</text:p>
          </table:table-cell>
          <table:table-cell table:formula="of:=([.B2]-[.C2])^2" office:value-type="float" office:value="0.100286965072565" calcext:value-type="float">
            <text:p>0.100286965072565</text:p>
          </table:table-cell>
        </table:table-row>
        <table:table-row table:style-name="ro1">
          <table:table-cell office:value-type="float" office:value="23.0061349693252" calcext:value-type="float">
            <text:p>23.0061349693252</text:p>
          </table:table-cell>
          <table:table-cell office:value-type="float" office:value="2.41176470588235" calcext:value-type="float">
            <text:p>2.41176470588235</text:p>
          </table:table-cell>
          <table:table-cell table:formula="of:=48.2275*[.A3]^-0.935666" office:value-type="float" office:value="2.56486160635825" calcext:value-type="float">
            <text:p>2.56486160635825</text:p>
          </table:table-cell>
          <table:table-cell table:formula="of:=([.B3]-[.C3])^2" office:value-type="float" office:value="0.0234386609353276" calcext:value-type="float">
            <text:p>0.0234386609353276</text:p>
          </table:table-cell>
        </table:table-row>
        <table:table-row table:style-name="ro1">
          <table:table-cell office:value-type="float" office:value="24.478527607362" calcext:value-type="float">
            <text:p>24.478527607362</text:p>
          </table:table-cell>
          <table:table-cell office:value-type="float" office:value="2.33823529411765" calcext:value-type="float">
            <text:p>2.33823529411765</text:p>
          </table:table-cell>
          <table:table-cell table:formula="of:=48.2275*[.A4]^-0.935666" office:value-type="float" office:value="2.42022404497372" calcext:value-type="float">
            <text:p>2.42022404497372</text:p>
          </table:table-cell>
          <table:table-cell table:formula="of:=([.B4]-[.C4])^2" office:value-type="float" office:value="0.00672215526693845" calcext:value-type="float">
            <text:p>0.00672215526693845</text:p>
          </table:table-cell>
        </table:table-row>
        <table:table-row table:style-name="ro1">
          <table:table-cell office:value-type="float" office:value="25.398773006135" calcext:value-type="float">
            <text:p>25.398773006135</text:p>
          </table:table-cell>
          <table:table-cell office:value-type="float" office:value="2.25735294117647" calcext:value-type="float">
            <text:p>2.25735294117647</text:p>
          </table:table-cell>
          <table:table-cell table:formula="of:=48.2275*[.A5]^-0.935666" office:value-type="float" office:value="2.33807929281779" calcext:value-type="float">
            <text:p>2.33807929281779</text:p>
          </table:table-cell>
          <table:table-cell table:formula="of:=([.B5]-[.C5])^2" office:value-type="float" office:value="0.0065167438493176" calcext:value-type="float">
            <text:p>0.0065167438493176</text:p>
          </table:table-cell>
        </table:table-row>
        <table:table-row table:style-name="ro1">
          <table:table-cell office:value-type="float" office:value="27.0552147239264" calcext:value-type="float">
            <text:p>27.0552147239264</text:p>
          </table:table-cell>
          <table:table-cell office:value-type="float" office:value="2.18382352941176" calcext:value-type="float">
            <text:p>2.18382352941176</text:p>
          </table:table-cell>
          <table:table-cell table:formula="of:=48.2275*[.A6]^-0.935666" office:value-type="float" office:value="2.20387114872732" calcext:value-type="float">
            <text:p>2.20387114872732</text:p>
          </table:table-cell>
          <table:table-cell table:formula="of:=([.B6]-[.C6])^2" office:value-type="float" office:value="0.000401907040221333" calcext:value-type="float">
            <text:p>0.000401907040221333</text:p>
          </table:table-cell>
        </table:table-row>
        <table:table-row table:style-name="ro1">
          <table:table-cell office:value-type="float" office:value="28.3435582822086" calcext:value-type="float">
            <text:p>28.3435582822086</text:p>
          </table:table-cell>
          <table:table-cell office:value-type="float" office:value="2.09191176470588" calcext:value-type="float">
            <text:p>2.09191176470588</text:p>
          </table:table-cell>
          <table:table-cell table:formula="of:=48.2275*[.A7]^-0.935666" office:value-type="float" office:value="2.11000059645433" calcext:value-type="float">
            <text:p>2.11000059645433</text:p>
          </table:table-cell>
          <table:table-cell table:formula="of:=([.B7]-[.C7])^2" office:value-type="float" office:value="0.000327205834023805" calcext:value-type="float">
            <text:p>0.0003272058340238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1102941176471" calcext:value-type="float">
            <text:p>2.01102941176471</text:p>
          </table:table-cell>
          <table:table-cell table:formula="of:=48.2275*[.A8]^-0.935666" office:value-type="float" office:value="2.00079509382099" calcext:value-type="float">
            <text:p>2.00079509382099</text:p>
          </table:table-cell>
          <table:table-cell table:formula="of:=([.B8]-[.C8])^2" office:value-type="float" office:value="0.000104741263773037" calcext:value-type="float">
            <text:p>0.000104741263773037</text:p>
          </table:table-cell>
        </table:table-row>
        <table:table-row table:style-name="ro1">
          <table:table-cell office:value-type="float" office:value="31.4723926380368" calcext:value-type="float">
            <text:p>31.4723926380368</text:p>
          </table:table-cell>
          <table:table-cell office:value-type="float" office:value="1.94852941176471" calcext:value-type="float">
            <text:p>1.94852941176471</text:p>
          </table:table-cell>
          <table:table-cell table:formula="of:=48.2275*[.A9]^-0.935666" office:value-type="float" office:value="1.91307854966222" calcext:value-type="float">
            <text:p>1.91307854966222</text:p>
          </table:table-cell>
          <table:table-cell table:formula="of:=([.B9]-[.C9])^2" office:value-type="float" office:value="0.00125676362380937" calcext:value-type="float">
            <text:p>0.00125676362380937</text:p>
          </table:table-cell>
        </table:table-row>
        <table:table-row table:style-name="ro1">
          <table:table-cell office:value-type="float" office:value="32.5766871165644" calcext:value-type="float">
            <text:p>32.5766871165644</text:p>
          </table:table-cell>
          <table:table-cell office:value-type="float" office:value="1.88970588235294" calcext:value-type="float">
            <text:p>1.88970588235294</text:p>
          </table:table-cell>
          <table:table-cell table:formula="of:=48.2275*[.A10]^-0.935666" office:value-type="float" office:value="1.85233352328932" calcext:value-type="float">
            <text:p>1.85233352328932</text:p>
          </table:table-cell>
          <table:table-cell table:formula="of:=([.B10]-[.C10])^2" office:value-type="float" office:value="0.00139669322197998" calcext:value-type="float">
            <text:p>0.00139669322197998</text:p>
          </table:table-cell>
        </table:table-row>
        <table:table-row table:style-name="ro1">
          <table:table-cell office:value-type="float" office:value="34.4171779141104" calcext:value-type="float">
            <text:p>34.4171779141104</text:p>
          </table:table-cell>
          <table:table-cell office:value-type="float" office:value="1.80514705882353" calcext:value-type="float">
            <text:p>1.80514705882353</text:p>
          </table:table-cell>
          <table:table-cell table:formula="of:=48.2275*[.A11]^-0.935666" office:value-type="float" office:value="1.7594883362785" calcext:value-type="float">
            <text:p>1.7594883362785</text:p>
          </table:table-cell>
          <table:table-cell table:formula="of:=([.B11]-[.C11])^2" office:value-type="float" office:value="0.0020847189444444" calcext:value-type="float">
            <text:p>0.0020847189444444</text:p>
          </table:table-cell>
        </table:table-row>
        <table:table-row table:style-name="ro1">
          <table:table-cell office:value-type="float" office:value="36.6257668711656" calcext:value-type="float">
            <text:p>36.6257668711656</text:p>
          </table:table-cell>
          <table:table-cell office:value-type="float" office:value="1.70588235294118" calcext:value-type="float">
            <text:p>1.70588235294118</text:p>
          </table:table-cell>
          <table:table-cell table:formula="of:=48.2275*[.A12]^-0.935666" office:value-type="float" office:value="1.66001754522791" calcext:value-type="float">
            <text:p>1.66001754522791</text:p>
          </table:table-cell>
          <table:table-cell table:formula="of:=([.B12]-[.C12])^2" office:value-type="float" office:value="0.00210358058657512" calcext:value-type="float">
            <text:p>0.00210358058657512</text:p>
          </table:table-cell>
        </table:table-row>
        <table:table-row table:style-name="ro1">
          <table:table-cell office:value-type="float" office:value="38.6503067484663" calcext:value-type="float">
            <text:p>38.6503067484663</text:p>
          </table:table-cell>
          <table:table-cell office:value-type="float" office:value="1.60294117647059" calcext:value-type="float">
            <text:p>1.60294117647059</text:p>
          </table:table-cell>
          <table:table-cell table:formula="of:=48.2275*[.A13]^-0.935666" office:value-type="float" office:value="1.57851859484815" calcext:value-type="float">
            <text:p>1.57851859484815</text:p>
          </table:table-cell>
          <table:table-cell table:formula="of:=([.B13]-[.C13])^2" office:value-type="float" office:value="0.000596462493104676" calcext:value-type="float">
            <text:p>0.000596462493104676</text:p>
          </table:table-cell>
        </table:table-row>
        <table:table-row table:style-name="ro1">
          <table:table-cell office:value-type="float" office:value="41.5950920245399" calcext:value-type="float">
            <text:p>41.5950920245399</text:p>
          </table:table-cell>
          <table:table-cell office:value-type="float" office:value="1.51102941176471" calcext:value-type="float">
            <text:p>1.51102941176471</text:p>
          </table:table-cell>
          <table:table-cell table:formula="of:=48.2275*[.A14]^-0.935666" office:value-type="float" office:value="1.47371028350193" calcext:value-type="float">
            <text:p>1.47371028350193</text:p>
          </table:table-cell>
          <table:table-cell table:formula="of:=([.B14]-[.C14])^2" office:value-type="float" office:value="0.00139271733429376" calcext:value-type="float">
            <text:p>0.00139271733429376</text:p>
          </table:table-cell>
        </table:table-row>
        <table:table-row table:style-name="ro1">
          <table:table-cell office:value-type="float" office:value="44.1717791411043" calcext:value-type="float">
            <text:p>44.1717791411043</text:p>
          </table:table-cell>
          <table:table-cell office:value-type="float" office:value="1.41544117647059" calcext:value-type="float">
            <text:p>1.41544117647059</text:p>
          </table:table-cell>
          <table:table-cell table:formula="of:=48.2275*[.A15]^-0.935666" office:value-type="float" office:value="1.39312026317682" calcext:value-type="float">
            <text:p>1.39312026317682</text:p>
          </table:table-cell>
          <table:table-cell table:formula="of:=([.B15]-[.C15])^2" office:value-type="float" office:value="0.00049822317026808" calcext:value-type="float">
            <text:p>0.00049822317026808</text:p>
          </table:table-cell>
        </table:table-row>
        <table:table-row table:style-name="ro1">
          <table:table-cell office:value-type="float" office:value="49.5092024539877" calcext:value-type="float">
            <text:p>49.5092024539877</text:p>
          </table:table-cell>
          <table:table-cell office:value-type="float" office:value="1.26102941176471" calcext:value-type="float">
            <text:p>1.26102941176471</text:p>
          </table:table-cell>
          <table:table-cell table:formula="of:=48.2275*[.A16]^-0.935666" office:value-type="float" office:value="1.25208768497888" calcext:value-type="float">
            <text:p>1.25208768497888</text:p>
          </table:table-cell>
          <table:table-cell table:formula="of:=([.B16]-[.C16])^2" office:value-type="float" office:value="0.0000799544779123115" calcext:value-type="float">
            <text:p>7.99544779123115E-05</text:p>
          </table:table-cell>
        </table:table-row>
        <table:table-row table:style-name="ro1">
          <table:table-cell office:value-type="float" office:value="52.638036809816" calcext:value-type="float">
            <text:p>52.638036809816</text:p>
          </table:table-cell>
          <table:table-cell office:value-type="float" office:value="1.20220588235294" calcext:value-type="float">
            <text:p>1.20220588235294</text:p>
          </table:table-cell>
          <table:table-cell table:formula="of:=48.2275*[.A17]^-0.935666" office:value-type="float" office:value="1.18231489270894" calcext:value-type="float">
            <text:p>1.18231489270894</text:p>
          </table:table-cell>
          <table:table-cell table:formula="of:=([.B17]-[.C17])^2" office:value-type="float" office:value="0.000395651469017699" calcext:value-type="float">
            <text:p>0.000395651469017699</text:p>
          </table:table-cell>
        </table:table-row>
        <table:table-row table:style-name="ro1">
          <table:table-cell office:value-type="float" office:value="55.398773006135" calcext:value-type="float">
            <text:p>55.398773006135</text:p>
          </table:table-cell>
          <table:table-cell office:value-type="float" office:value="1.15073529411765" calcext:value-type="float">
            <text:p>1.15073529411765</text:p>
          </table:table-cell>
          <table:table-cell table:formula="of:=48.2275*[.A18]^-0.935666" office:value-type="float" office:value="1.12709608740904" calcext:value-type="float">
            <text:p>1.12709608740904</text:p>
          </table:table-cell>
          <table:table-cell table:formula="of:=([.B18]-[.C18])^2" office:value-type="float" office:value="0.000558812093812391" calcext:value-type="float">
            <text:p>0.000558812093812391</text:p>
          </table:table-cell>
        </table:table-row>
        <table:table-row table:style-name="ro1">
          <table:table-cell office:value-type="float" office:value="58.5276073619632" calcext:value-type="float">
            <text:p>58.5276073619632</text:p>
          </table:table-cell>
          <table:table-cell office:value-type="float" office:value="1.08455882352941" calcext:value-type="float">
            <text:p>1.08455882352941</text:p>
          </table:table-cell>
          <table:table-cell table:formula="of:=48.2275*[.A19]^-0.935666" office:value-type="float" office:value="1.0706200372803" calcext:value-type="float">
            <text:p>1.0706200372803</text:p>
          </table:table-cell>
          <table:table-cell table:formula="of:=([.B19]-[.C19])^2" office:value-type="float" office:value="0.000194289762098559" calcext:value-type="float">
            <text:p>0.000194289762098559</text:p>
          </table:table-cell>
        </table:table-row>
        <table:table-row table:style-name="ro1">
          <table:table-cell office:value-type="float" office:value="62.2085889570552" calcext:value-type="float">
            <text:p>62.2085889570552</text:p>
          </table:table-cell>
          <table:table-cell office:value-type="float" office:value="1.02573529411765" calcext:value-type="float">
            <text:p>1.02573529411765</text:p>
          </table:table-cell>
          <table:table-cell table:formula="of:=48.2275*[.A20]^-0.935666" office:value-type="float" office:value="1.01123005189911" calcext:value-type="float">
            <text:p>1.01123005189911</text:p>
          </table:table-cell>
          <table:table-cell table:formula="of:=([.B20]-[.C20])^2" office:value-type="float" office:value="0.000210402051818428" calcext:value-type="float">
            <text:p>0.000210402051818428</text:p>
          </table:table-cell>
        </table:table-row>
        <table:table-row table:style-name="ro1">
          <table:table-cell office:value-type="float" office:value="65.8895705521472" calcext:value-type="float">
            <text:p>65.8895705521472</text:p>
          </table:table-cell>
          <table:table-cell office:value-type="float" office:value="0.963235294117647" calcext:value-type="float">
            <text:p>0.963235294117647</text:p>
          </table:table-cell>
          <table:table-cell table:formula="of:=48.2275*[.A21]^-0.935666" office:value-type="float" office:value="0.958274264467402" calcext:value-type="float">
            <text:p>0.958274264467402</text:p>
          </table:table-cell>
          <table:table-cell table:formula="of:=([.B21]-[.C21])^2" office:value-type="float" office:value="0.0000246118151906136" calcext:value-type="float">
            <text:p>2.46118151906136E-05</text:p>
          </table:table-cell>
        </table:table-row>
        <table:table-row table:style-name="ro1">
          <table:table-cell office:value-type="float" office:value="69.3865030674847" calcext:value-type="float">
            <text:p>69.3865030674847</text:p>
          </table:table-cell>
          <table:table-cell office:value-type="float" office:value="0.915441176470588" calcext:value-type="float">
            <text:p>0.915441176470588</text:p>
          </table:table-cell>
          <table:table-cell table:formula="of:=48.2275*[.A22]^-0.935666" office:value-type="float" office:value="0.913011683449167" calcext:value-type="float">
            <text:p>0.913011683449167</text:p>
          </table:table-cell>
          <table:table-cell table:formula="of:=([.B22]-[.C22])^2" office:value-type="float" office:value="0.0000059024363411346" calcext:value-type="float">
            <text:p>5.9024363411346E-06</text:p>
          </table:table-cell>
        </table:table-row>
        <table:table-row table:style-name="ro1">
          <table:table-cell office:value-type="float" office:value="73.9877300613497" calcext:value-type="float">
            <text:p>73.9877300613497</text:p>
          </table:table-cell>
          <table:table-cell office:value-type="float" office:value="0.871323529411765" calcext:value-type="float">
            <text:p>0.871323529411765</text:p>
          </table:table-cell>
          <table:table-cell table:formula="of:=48.2275*[.A23]^-0.935666" office:value-type="float" office:value="0.859776492381521" calcext:value-type="float">
            <text:p>0.859776492381521</text:p>
          </table:table-cell>
          <table:table-cell table:formula="of:=([.B23]-[.C23])^2" office:value-type="float" office:value="0.00013333406417783" calcext:value-type="float">
            <text:p>0.00013333406417783</text:p>
          </table:table-cell>
        </table:table-row>
        <table:table-row table:style-name="ro1">
          <table:table-cell office:value-type="float" office:value="77.8527607361963" calcext:value-type="float">
            <text:p>77.8527607361963</text:p>
          </table:table-cell>
          <table:table-cell office:value-type="float" office:value="0.838235294117647" calcext:value-type="float">
            <text:p>0.838235294117647</text:p>
          </table:table-cell>
          <table:table-cell table:formula="of:=48.2275*[.A24]^-0.935666" office:value-type="float" office:value="0.819773649993823" calcext:value-type="float">
            <text:p>0.819773649993823</text:p>
          </table:table-cell>
          <table:table-cell table:formula="of:=([.B24]-[.C24])^2" office:value-type="float" office:value="0.000340832303754717" calcext:value-type="float">
            <text:p>0.000340832303754717</text:p>
          </table:table-cell>
        </table:table-row>
        <table:table-row table:style-name="ro1">
          <table:table-cell office:value-type="float" office:value="81.9018404907975" calcext:value-type="float">
            <text:p>81.9018404907975</text:p>
          </table:table-cell>
          <table:table-cell office:value-type="float" office:value="0.8125" calcext:value-type="float">
            <text:p>0.8125</text:p>
          </table:table-cell>
          <table:table-cell table:formula="of:=48.2275*[.A25]^-0.935666" office:value-type="float" office:value="0.78179146137056" calcext:value-type="float">
            <text:p>0.78179146137056</text:p>
          </table:table-cell>
          <table:table-cell table:formula="of:=([.B25]-[.C25])^2" office:value-type="float" office:value="0.000943014344755816" calcext:value-type="float">
            <text:p>0.000943014344755816</text:p>
          </table:table-cell>
        </table:table-row>
        <table:table-row table:style-name="ro1">
          <table:table-cell office:value-type="float" office:value="85.9509202453988" calcext:value-type="float">
            <text:p>85.9509202453988</text:p>
          </table:table-cell>
          <table:table-cell office:value-type="float" office:value="0.761029411764706" calcext:value-type="float">
            <text:p>0.761029411764706</text:p>
          </table:table-cell>
          <table:table-cell table:formula="of:=48.2275*[.A26]^-0.935666" office:value-type="float" office:value="0.747278164734272" calcext:value-type="float">
            <text:p>0.747278164734272</text:p>
          </table:table-cell>
          <table:table-cell table:formula="of:=([.B26]-[.C26])^2" office:value-type="float" office:value="0.000189096794892003" calcext:value-type="float">
            <text:p>0.000189096794892003</text:p>
          </table:table-cell>
        </table:table-row>
        <table:table-row table:style-name="ro1">
          <table:table-cell office:value-type="float" office:value="89.4478527607362" calcext:value-type="float">
            <text:p>89.4478527607362</text:p>
          </table:table-cell>
          <table:table-cell office:value-type="float" office:value="0.735294117647059" calcext:value-type="float">
            <text:p>0.735294117647059</text:p>
          </table:table-cell>
          <table:table-cell table:formula="of:=48.2275*[.A27]^-0.935666" office:value-type="float" office:value="0.71990821487909" calcext:value-type="float">
            <text:p>0.71990821487909</text:p>
          </table:table-cell>
          <table:table-cell table:formula="of:=([.B27]-[.C27])^2" office:value-type="float" office:value="0.000236726003985387" calcext:value-type="float">
            <text:p>0.000236726003985387</text:p>
          </table:table-cell>
        </table:table-row>
        <table:table-row table:style-name="ro1">
          <table:table-cell office:value-type="float" office:value="93.1288343558282" calcext:value-type="float">
            <text:p>93.1288343558282</text:p>
          </table:table-cell>
          <table:table-cell office:value-type="float" office:value="0.698529411764706" calcext:value-type="float">
            <text:p>0.698529411764706</text:p>
          </table:table-cell>
          <table:table-cell table:formula="of:=48.2275*[.A28]^-0.935666" office:value-type="float" office:value="0.69324962504779" calcext:value-type="float">
            <text:p>0.69324962504779</text:p>
          </table:table-cell>
          <table:table-cell table:formula="of:=([.B28]-[.C28])^2" office:value-type="float" office:value="0.0000278761477761248" calcext:value-type="float">
            <text:p>2.78761477761248E-05</text:p>
          </table:table-cell>
        </table:table-row>
        <table:table-row table:style-name="ro1">
          <table:table-cell office:value-type="float" office:value="96.8098159509202" calcext:value-type="float">
            <text:p>96.8098159509202</text:p>
          </table:table-cell>
          <table:table-cell office:value-type="float" office:value="0.672794117647059" calcext:value-type="float">
            <text:p>0.672794117647059</text:p>
          </table:table-cell>
          <table:table-cell table:formula="of:=48.2275*[.A29]^-0.935666" office:value-type="float" office:value="0.668555542477424" calcext:value-type="float">
            <text:p>0.668555542477424</text:p>
          </table:table-cell>
          <table:table-cell table:formula="of:=([.B29]-[.C29])^2" office:value-type="float" office:value="0.0000179655194686426" calcext:value-type="float">
            <text:p>1.79655194686426E-05</text:p>
          </table:table-cell>
        </table:table-row>
        <table:table-row table:style-name="ro1">
          <table:table-cell office:value-type="float" office:value="99.9386503067485" calcext:value-type="float">
            <text:p>99.9386503067485</text:p>
          </table:table-cell>
          <table:table-cell office:value-type="float" office:value="0.647058823529412" calcext:value-type="float">
            <text:p>0.647058823529412</text:p>
          </table:table-cell>
          <table:table-cell table:formula="of:=48.2275*[.A30]^-0.935666" office:value-type="float" office:value="0.648951325001978" calcext:value-type="float">
            <text:p>0.648951325001978</text:p>
          </table:table-cell>
          <table:table-cell table:formula="of:=([.B30]-[.C30])^2" office:value-type="float" office:value="0.00000358156182366334" calcext:value-type="float">
            <text:p>3.58156182366334E-06</text:p>
          </table:table-cell>
        </table:table-row>
        <table:table-row table:style-name="ro1">
          <table:table-cell office:value-type="float" office:value="103.61963190184" calcext:value-type="float">
            <text:p>103.61963190184</text:p>
          </table:table-cell>
          <table:table-cell office:value-type="float" office:value="0.621323529411765" calcext:value-type="float">
            <text:p>0.621323529411765</text:p>
          </table:table-cell>
          <table:table-cell table:formula="of:=48.2275*[.A31]^-0.935666" office:value-type="float" office:value="0.627356140338088" calcext:value-type="float">
            <text:p>0.627356140338088</text:p>
          </table:table-cell>
          <table:table-cell table:formula="of:=([.B31]-[.C31])^2" office:value-type="float" office:value="0.0000363923945883918" calcext:value-type="float">
            <text:p>3.63923945883918E-05</text:p>
          </table:table-cell>
        </table:table-row>
        <table:table-row table:style-name="ro1">
          <table:table-cell office:value-type="float" office:value="107.852760736196" calcext:value-type="float">
            <text:p>107.852760736196</text:p>
          </table:table-cell>
          <table:table-cell office:value-type="float" office:value="0.599264705882353" calcext:value-type="float">
            <text:p>0.599264705882353</text:p>
          </table:table-cell>
          <table:table-cell table:formula="of:=48.2275*[.A32]^-0.935666" office:value-type="float" office:value="0.604287554713432" calcext:value-type="float">
            <text:p>0.604287554713432</text:p>
          </table:table-cell>
          <table:table-cell table:formula="of:=([.B32]-[.C32])^2" office:value-type="float" office:value="0.0000252290103798723" calcext:value-type="float">
            <text:p>2.52290103798723E-05</text:p>
          </table:table-cell>
        </table:table-row>
        <table:table-row table:style-name="ro1">
          <table:table-cell office:value-type="float" office:value="112.453987730061" calcext:value-type="float">
            <text:p>112.453987730061</text:p>
          </table:table-cell>
          <table:table-cell office:value-type="float" office:value="0.580882352941177" calcext:value-type="float">
            <text:p>0.580882352941177</text:p>
          </table:table-cell>
          <table:table-cell table:formula="of:=48.2275*[.A33]^-0.935666" office:value-type="float" office:value="0.581121984799386" calcext:value-type="float">
            <text:p>0.581121984799386</text:p>
          </table:table-cell>
          <table:table-cell table:formula="of:=([.B33]-[.C33])^2" office:value-type="float" office:value="0.0000000574234274688417" calcext:value-type="float">
            <text:p>5.74234274688417E-08</text:p>
          </table:table-cell>
        </table:table-row>
        <table:table-row table:style-name="ro1">
          <table:table-cell office:value-type="float" office:value="116.871165644172" calcext:value-type="float">
            <text:p>116.871165644172</text:p>
          </table:table-cell>
          <table:table-cell office:value-type="float" office:value="0.551470588235294" calcext:value-type="float">
            <text:p>0.551470588235294</text:p>
          </table:table-cell>
          <table:table-cell table:formula="of:=48.2275*[.A34]^-0.935666" office:value-type="float" office:value="0.560546003307474" calcext:value-type="float">
            <text:p>0.560546003307474</text:p>
          </table:table-cell>
          <table:table-cell table:formula="of:=([.B34]-[.C34])^2" office:value-type="float" office:value="0.0000823631587323502" calcext:value-type="float">
            <text:p>8.23631587323502E-05</text:p>
          </table:table-cell>
        </table:table-row>
        <table:table-row table:style-name="ro1">
          <table:table-cell office:value-type="float" office:value="121.656441717791" calcext:value-type="float">
            <text:p>121.656441717791</text:p>
          </table:table-cell>
          <table:table-cell office:value-type="float" office:value="0.533088235294118" calcext:value-type="float">
            <text:p>0.533088235294118</text:p>
          </table:table-cell>
          <table:table-cell table:formula="of:=48.2275*[.A35]^-0.935666" office:value-type="float" office:value="0.53988930214778" calcext:value-type="float">
            <text:p>0.53988930214778</text:p>
          </table:table-cell>
          <table:table-cell table:formula="of:=([.B35]-[.C35])^2" office:value-type="float" office:value="0.000046254510347989" calcext:value-type="float">
            <text:p>4.6254510347989E-05</text:p>
          </table:table-cell>
        </table:table-row>
        <table:table-row table:style-name="ro1">
          <table:table-cell office:value-type="float" office:value="126.625766871166" calcext:value-type="float">
            <text:p>126.625766871166</text:p>
          </table:table-cell>
          <table:table-cell office:value-type="float" office:value="0.511029411764706" calcext:value-type="float">
            <text:p>0.511029411764706</text:p>
          </table:table-cell>
          <table:table-cell table:formula="of:=48.2275*[.A36]^-0.935666" office:value-type="float" office:value="0.520039482202719" calcext:value-type="float">
            <text:p>0.520039482202719</text:p>
          </table:table-cell>
          <table:table-cell table:formula="of:=([.B36]-[.C36])^2" office:value-type="float" office:value="0.0000811813692979647" calcext:value-type="float">
            <text:p>8.11813692979647E-05</text:p>
          </table:table-cell>
        </table:table-row>
        <table:table-row table:style-name="ro1">
          <table:table-cell office:value-type="float" office:value="130.674846625767" calcext:value-type="float">
            <text:p>130.674846625767</text:p>
          </table:table-cell>
          <table:table-cell office:value-type="float" office:value="0.496323529411765" calcext:value-type="float">
            <text:p>0.496323529411765</text:p>
          </table:table-cell>
          <table:table-cell table:formula="of:=48.2275*[.A37]^-0.935666" office:value-type="float" office:value="0.504947058631457" calcext:value-type="float">
            <text:p>0.504947058631457</text:p>
          </table:table-cell>
          <table:table-cell table:formula="of:=([.B37]-[.C37])^2" office:value-type="float" office:value="0.0000743652562028837" calcext:value-type="float">
            <text:p>7.43652562028837E-05</text:p>
          </table:table-cell>
        </table:table-row>
        <table:table-row table:style-name="ro1">
          <table:table-cell office:value-type="float" office:value="134.907975460123" calcext:value-type="float">
            <text:p>134.907975460123</text:p>
          </table:table-cell>
          <table:table-cell office:value-type="float" office:value="0.481617647058824" calcext:value-type="float">
            <text:p>0.481617647058824</text:p>
          </table:table-cell>
          <table:table-cell table:formula="of:=48.2275*[.A38]^-0.935666" office:value-type="float" office:value="0.490107067598206" calcext:value-type="float">
            <text:p>0.490107067598206</text:p>
          </table:table-cell>
          <table:table-cell table:formula="of:=([.B38]-[.C38])^2" office:value-type="float" office:value="0.0000720702610944868" calcext:value-type="float">
            <text:p>7.20702610944868E-05</text:p>
          </table:table-cell>
        </table:table-row>
        <table:table-row table:style-name="ro1">
          <table:table-cell office:value-type="float" office:value="138.40490797546" calcext:value-type="float">
            <text:p>138.40490797546</text:p>
          </table:table-cell>
          <table:table-cell office:value-type="float" office:value="0.466911764705882" calcext:value-type="float">
            <text:p>0.466911764705882</text:p>
          </table:table-cell>
          <table:table-cell table:formula="of:=48.2275*[.A39]^-0.935666" office:value-type="float" office:value="0.478511190648595" calcext:value-type="float">
            <text:p>0.478511190648595</text:p>
          </table:table-cell>
          <table:table-cell table:formula="of:=([.B39]-[.C39])^2" office:value-type="float" office:value="0.000134546682200473" calcext:value-type="float">
            <text:p>0.000134546682200473</text:p>
          </table:table-cell>
        </table:table-row>
        <table:table-row table:style-name="ro1">
          <table:table-cell office:value-type="float" office:value="142.269938650307" calcext:value-type="float">
            <text:p>142.269938650307</text:p>
          </table:table-cell>
          <table:table-cell office:value-type="float" office:value="0.448529411764706" calcext:value-type="float">
            <text:p>0.448529411764706</text:p>
          </table:table-cell>
          <table:table-cell table:formula="of:=48.2275*[.A40]^-0.935666" office:value-type="float" office:value="0.466337120239708" calcext:value-type="float">
            <text:p>0.466337120239708</text:p>
          </table:table-cell>
          <table:table-cell table:formula="of:=([.B40]-[.C40])^2" office:value-type="float" office:value="0.000317114481130678" calcext:value-type="float">
            <text:p>0.000317114481130678</text:p>
          </table:table-cell>
        </table:table-row>
        <table:table-row table:style-name="ro1">
          <table:table-cell office:value-type="float" office:value="146.687116564417" calcext:value-type="float">
            <text:p>146.687116564417</text:p>
          </table:table-cell>
          <table:table-cell office:value-type="float" office:value="0.430147058823529" calcext:value-type="float">
            <text:p>0.430147058823529</text:p>
          </table:table-cell>
          <table:table-cell table:formula="of:=48.2275*[.A41]^-0.935666" office:value-type="float" office:value="0.453184908601099" calcext:value-type="float">
            <text:p>0.453184908601099</text:p>
          </table:table-cell>
          <table:table-cell table:formula="of:=([.B41]-[.C41])^2" office:value-type="float" office:value="0.000530742522373885" calcext:value-type="float">
            <text:p>0.000530742522373885</text:p>
          </table:table-cell>
        </table:table-row>
        <table:table-row table:style-name="ro1">
          <table:table-cell office:value-type="float" office:value="35.3374233128834" calcext:value-type="float">
            <text:p>35.3374233128834</text:p>
          </table:table-cell>
          <table:table-cell office:value-type="float" office:value="1.75367647058824" calcext:value-type="float">
            <text:p>1.75367647058824</text:p>
          </table:table-cell>
          <table:table-cell table:formula="of:=48.2275*[.A42]^-0.935666" office:value-type="float" office:value="1.71657986232636" calcext:value-type="float">
            <text:p>1.71657986232636</text:p>
          </table:table-cell>
          <table:table-cell table:formula="of:=([.B42]-[.C42])^2" office:value-type="float" office:value="0.00137615834453519" calcext:value-type="float">
            <text:p>0.00137615834453519</text:p>
          </table:table-cell>
        </table:table-row>
        <table:table-row table:style-name="ro1">
          <table:table-cell office:value-type="float" office:value="37.7300613496933" calcext:value-type="float">
            <text:p>37.7300613496933</text:p>
          </table:table-cell>
          <table:table-cell office:value-type="float" office:value="1.65808823529412" calcext:value-type="float">
            <text:p>1.65808823529412</text:p>
          </table:table-cell>
          <table:table-cell table:formula="of:=48.2275*[.A43]^-0.935666" office:value-type="float" office:value="1.6145141390472" calcext:value-type="float">
            <text:p>1.6145141390472</text:p>
          </table:table-cell>
          <table:table-cell table:formula="of:=([.B43]-[.C43])^2" office:value-type="float" office:value="0.00189870186373544" calcext:value-type="float">
            <text:p>0.00189870186373544</text:p>
          </table:table-cell>
        </table:table-row>
        <table:table-row table:style-name="ro1">
          <table:table-cell office:value-type="float" office:value="40.1226993865031" calcext:value-type="float">
            <text:p>40.1226993865031</text:p>
          </table:table-cell>
          <table:table-cell office:value-type="float" office:value="1.55147058823529" calcext:value-type="float">
            <text:p>1.55147058823529</text:p>
          </table:table-cell>
          <table:table-cell table:formula="of:=48.2275*[.A44]^-0.935666" office:value-type="float" office:value="1.52425317140702" calcext:value-type="float">
            <text:p>1.52425317140702</text:p>
          </table:table-cell>
          <table:table-cell table:formula="of:=([.B44]-[.C44])^2" office:value-type="float" office:value="0.000740787778803853" calcext:value-type="float">
            <text:p>0.000740787778803853</text:p>
          </table:table-cell>
        </table:table-row>
        <table:table-row table:style-name="ro1">
          <table:table-cell office:value-type="float" office:value="43.0674846625767" calcext:value-type="float">
            <text:p>43.0674846625767</text:p>
          </table:table-cell>
          <table:table-cell office:value-type="float" office:value="1.47058823529412" calcext:value-type="float">
            <text:p>1.47058823529412</text:p>
          </table:table-cell>
          <table:table-cell table:formula="of:=48.2275*[.A45]^-0.935666" office:value-type="float" office:value="1.42651589909295" calcext:value-type="float">
            <text:p>1.42651589909295</text:p>
          </table:table-cell>
          <table:table-cell table:formula="of:=([.B45]-[.C45])^2" office:value-type="float" office:value="0.00194237081822854" calcext:value-type="float">
            <text:p>0.00194237081822854</text:p>
          </table:table-cell>
        </table:table-row>
        <table:table-row table:style-name="ro1">
          <table:table-cell office:value-type="float" office:value="45.6441717791411" calcext:value-type="float">
            <text:p>45.6441717791411</text:p>
          </table:table-cell>
          <table:table-cell office:value-type="float" office:value="1.37867647058824" calcext:value-type="float">
            <text:p>1.37867647058824</text:p>
          </table:table-cell>
          <table:table-cell table:formula="of:=48.2275*[.A46]^-0.935666" office:value-type="float" office:value="1.35102788988658" calcext:value-type="float">
            <text:p>1.35102788988658</text:p>
          </table:table-cell>
          <table:table-cell table:formula="of:=([.B46]-[.C46])^2" office:value-type="float" office:value="0.000764444014815775" calcext:value-type="float">
            <text:p>0.000764444014815775</text:p>
          </table:table-cell>
        </table:table-row>
        <table:table-row table:style-name="ro1">
          <table:table-cell office:value-type="float" office:value="47.1165644171779" calcext:value-type="float">
            <text:p>47.1165644171779</text:p>
          </table:table-cell>
          <table:table-cell office:value-type="float" office:value="1.32352941176471" calcext:value-type="float">
            <text:p>1.32352941176471</text:p>
          </table:table-cell>
          <table:table-cell table:formula="of:=48.2275*[.A47]^-0.935666" office:value-type="float" office:value="1.31148426834556" calcext:value-type="float">
            <text:p>1.31148426834556</text:p>
          </table:table-cell>
          <table:table-cell table:formula="of:=([.B47]-[.C47])^2" office:value-type="float" office:value="0.000145085479987689" calcext:value-type="float">
            <text:p>0.000145085479987689</text:p>
          </table:table-cell>
        </table:table-row>
        <table:table-row table:style-name="ro1">
          <table:table-cell table:number-columns-repeated="3"/>
          <table:table-cell table:formula="of:=SUM([.D2:.D47])" office:value-type="float" office:value="0.15875745485335" calcext:value-type="float">
            <text:p>0.15875745485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6T09:53:51.793983043</dc:date>
    <meta:editing-duration>PT11M44S</meta:editing-duration>
    <meta:editing-cycles>5</meta:editing-cycles>
    <meta:generator>LibreOffice/24.8.4.2$Linux_X86_64 LibreOffice_project/480$Build-2</meta:generator>
    <meta:document-statistic meta:table-count="1" meta:cell-count="18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legend chart:legend-position="end" svg:x="11.852cm" svg:y="3.954cm" style:legend-expansion="high" chart:style-name="ch2"/>
        <chart:plot-area chart:style-name="ch3" table:cell-range-address="'plot-data'.A2:'plot-data'.B47" svg:x="0.32cm" svg:y="0.18cm" svg:width="11.212cm" svg:height="8.645cm">
          <chart:coordinate-region svg:x="1.049cm" svg:y="0.38cm" svg:width="10.19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lot-data'.B2:'plot-data'.B47" chart:class="chart:scatter">
            <chart:domain table:cell-range-address="'plot-data'.A2:'plot-data'.A47"/>
            <chart:regression-curve chart:style-name="ch7">
              <chart:equation chart:display-equation="true" chart:display-r-square="false"/>
            </chart:regression-curve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6134969325153">
                <text:p>20.6134969325153</text:p>
                <draw:g>
                  <svg:desc>'plot-data'.A2:'plot-data'.A47</svg:desc>
                </draw:g>
              </table:table-cell>
              <table:table-cell office:value-type="float" office:value="2.52573529411765">
                <text:p>2.52573529411765</text:p>
                <draw:g>
                  <svg:desc>'plot-data'.B2:'plot-data'.B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0061349693252">
                <text:p>23.0061349693252</text:p>
              </table:table-cell>
              <table:table-cell office:value-type="float" office:value="2.41176470588235">
                <text:p>2.41176470588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478527607362">
                <text:p>24.478527607362</text:p>
              </table:table-cell>
              <table:table-cell office:value-type="float" office:value="2.33823529411765">
                <text:p>2.33823529411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398773006135">
                <text:p>25.398773006135</text:p>
              </table:table-cell>
              <table:table-cell office:value-type="float" office:value="2.25735294117647">
                <text:p>2.25735294117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0552147239264">
                <text:p>27.0552147239264</text:p>
              </table:table-cell>
              <table:table-cell office:value-type="float" office:value="2.18382352941176">
                <text:p>2.18382352941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3435582822086">
                <text:p>28.3435582822086</text:p>
              </table:table-cell>
              <table:table-cell office:value-type="float" office:value="2.09191176470588">
                <text:p>2.09191176470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.01102941176471">
                <text:p>2.01102941176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4723926380368">
                <text:p>31.4723926380368</text:p>
              </table:table-cell>
              <table:table-cell office:value-type="float" office:value="1.94852941176471">
                <text:p>1.94852941176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5766871165644">
                <text:p>32.5766871165644</text:p>
              </table:table-cell>
              <table:table-cell office:value-type="float" office:value="1.88970588235294">
                <text:p>1.88970588235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4171779141104">
                <text:p>34.4171779141104</text:p>
              </table:table-cell>
              <table:table-cell office:value-type="float" office:value="1.80514705882353">
                <text:p>1.80514705882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6257668711656">
                <text:p>36.6257668711656</text:p>
              </table:table-cell>
              <table:table-cell office:value-type="float" office:value="1.70588235294118">
                <text:p>1.70588235294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6503067484663">
                <text:p>38.6503067484663</text:p>
              </table:table-cell>
              <table:table-cell office:value-type="float" office:value="1.60294117647059">
                <text:p>1.60294117647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5950920245399">
                <text:p>41.5950920245399</text:p>
              </table:table-cell>
              <table:table-cell office:value-type="float" office:value="1.51102941176471">
                <text:p>1.5110294117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1717791411043">
                <text:p>44.1717791411043</text:p>
              </table:table-cell>
              <table:table-cell office:value-type="float" office:value="1.41544117647059">
                <text:p>1.41544117647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5092024539877">
                <text:p>49.5092024539877</text:p>
              </table:table-cell>
              <table:table-cell office:value-type="float" office:value="1.26102941176471">
                <text:p>1.26102941176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638036809816">
                <text:p>52.638036809816</text:p>
              </table:table-cell>
              <table:table-cell office:value-type="float" office:value="1.20220588235294">
                <text:p>1.20220588235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398773006135">
                <text:p>55.398773006135</text:p>
              </table:table-cell>
              <table:table-cell office:value-type="float" office:value="1.15073529411765">
                <text:p>1.15073529411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5276073619632">
                <text:p>58.5276073619632</text:p>
              </table:table-cell>
              <table:table-cell office:value-type="float" office:value="1.08455882352941">
                <text:p>1.08455882352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.2085889570552">
                <text:p>62.2085889570552</text:p>
              </table:table-cell>
              <table:table-cell office:value-type="float" office:value="1.02573529411765">
                <text:p>1.025735294117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8895705521472">
                <text:p>65.8895705521472</text:p>
              </table:table-cell>
              <table:table-cell office:value-type="float" office:value="0.963235294117647">
                <text:p>0.963235294117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.3865030674847">
                <text:p>69.3865030674847</text:p>
              </table:table-cell>
              <table:table-cell office:value-type="float" office:value="0.915441176470588">
                <text:p>0.9154411764705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9877300613497">
                <text:p>73.9877300613497</text:p>
              </table:table-cell>
              <table:table-cell office:value-type="float" office:value="0.871323529411765">
                <text:p>0.8713235294117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.8527607361963">
                <text:p>77.8527607361963</text:p>
              </table:table-cell>
              <table:table-cell office:value-type="float" office:value="0.838235294117647">
                <text:p>0.838235294117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.9018404907975">
                <text:p>81.901840490797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.9509202453988">
                <text:p>85.9509202453988</text:p>
              </table:table-cell>
              <table:table-cell office:value-type="float" office:value="0.761029411764706">
                <text:p>0.761029411764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.4478527607362">
                <text:p>89.4478527607362</text:p>
              </table:table-cell>
              <table:table-cell office:value-type="float" office:value="0.735294117647059">
                <text:p>0.735294117647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.1288343558282">
                <text:p>93.1288343558282</text:p>
              </table:table-cell>
              <table:table-cell office:value-type="float" office:value="0.698529411764706">
                <text:p>0.698529411764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.8098159509202">
                <text:p>96.8098159509202</text:p>
              </table:table-cell>
              <table:table-cell office:value-type="float" office:value="0.672794117647059">
                <text:p>0.672794117647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.9386503067485">
                <text:p>99.9386503067485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.61963190184">
                <text:p>103.61963190184</text:p>
              </table:table-cell>
              <table:table-cell office:value-type="float" office:value="0.621323529411765">
                <text:p>0.6213235294117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.852760736196">
                <text:p>107.852760736196</text:p>
              </table:table-cell>
              <table:table-cell office:value-type="float" office:value="0.599264705882353">
                <text:p>0.599264705882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453987730061">
                <text:p>112.453987730061</text:p>
              </table:table-cell>
              <table:table-cell office:value-type="float" office:value="0.580882352941177">
                <text:p>0.5808823529411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.871165644172">
                <text:p>116.871165644172</text:p>
              </table:table-cell>
              <table:table-cell office:value-type="float" office:value="0.551470588235294">
                <text:p>0.5514705882352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1.656441717791">
                <text:p>121.656441717791</text:p>
              </table:table-cell>
              <table:table-cell office:value-type="float" office:value="0.533088235294118">
                <text:p>0.533088235294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6.625766871166">
                <text:p>126.625766871166</text:p>
              </table:table-cell>
              <table:table-cell office:value-type="float" office:value="0.511029411764706">
                <text:p>0.5110294117647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.674846625767">
                <text:p>130.674846625767</text:p>
              </table:table-cell>
              <table:table-cell office:value-type="float" office:value="0.496323529411765">
                <text:p>0.496323529411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4.907975460123">
                <text:p>134.907975460123</text:p>
              </table:table-cell>
              <table:table-cell office:value-type="float" office:value="0.481617647058824">
                <text:p>0.4816176470588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8.40490797546">
                <text:p>138.40490797546</text:p>
              </table:table-cell>
              <table:table-cell office:value-type="float" office:value="0.466911764705882">
                <text:p>0.4669117647058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2.269938650307">
                <text:p>142.269938650307</text:p>
              </table:table-cell>
              <table:table-cell office:value-type="float" office:value="0.448529411764706">
                <text:p>0.448529411764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.687116564417">
                <text:p>146.687116564417</text:p>
              </table:table-cell>
              <table:table-cell office:value-type="float" office:value="0.430147058823529">
                <text:p>0.4301470588235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.3374233128834">
                <text:p>35.3374233128834</text:p>
              </table:table-cell>
              <table:table-cell office:value-type="float" office:value="1.75367647058824">
                <text:p>1.753676470588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7300613496933">
                <text:p>37.7300613496933</text:p>
              </table:table-cell>
              <table:table-cell office:value-type="float" office:value="1.65808823529412">
                <text:p>1.658088235294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226993865031">
                <text:p>40.1226993865031</text:p>
              </table:table-cell>
              <table:table-cell office:value-type="float" office:value="1.55147058823529">
                <text:p>1.551470588235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0674846625767">
                <text:p>43.0674846625767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.6441717791411">
                <text:p>45.6441717791411</text:p>
              </table:table-cell>
              <table:table-cell office:value-type="float" office:value="1.37867647058824">
                <text:p>1.378676470588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1165644171779">
                <text:p>47.1165644171779</text:p>
              </table:table-cell>
              <table:table-cell office:value-type="float" office:value="1.32352941176471">
                <text:p>1.323529411764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